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d84" officeooo:paragraph-rsid="00174d84"/>
    </style:style>
    <style:style style:name="T1" style:family="text">
      <style:text-properties officeooo:rsid="0018e1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ning de développement <text:s/>site MYHR</text:p>
      <text:p text:style-name="P1"/>
      <text:p text:style-name="P1">1- Créer la page article ;</text:p>
      <text:p text:style-name="P1">2- Enlever la description en bas de page de la photo et créer plutôt une page équipe où sera afficher les détails d’un membre ;</text:p>
      <text:p text:style-name="P1">3- ajouter un menu document sur la page d’accueil ;</text:p>
      <text:p text:style-name="P1">4-créer une page pour accéder aux liens utiles (sites d’offres) qui sera ajouter au menu.</text:p>
      <text:p text:style-name="P1">5-créer une page qui affichera les détails de l’article ; </text:p>
      <text:p text:style-name="P1">6-créer un menu pour les prix ;</text:p>
      <text:p text:style-name="P1">7- Fusionner le contenu de présentation et mission ;</text:p>
      <text:p text:style-name="P1">8-créer une page CGU (Condition Générale d’utilisation) ;</text:p>
      <text:p text:style-name="P1">9-créer une page CGV (Condition Générale des ventes) ;</text:p>
      <text:p text:style-name="P1">10-créer un menu réservation qui sera accessible après authentification ;</text:p>
      <text:p text:style-name="P1">11-créer un menu Mon compte et le sous menu réservation (c’est dans ce menu que le client verra la liste de tout ces réservations) , ces menus seront accessibles après connection a son compte.</text:p>
      <text:p text:style-name="P1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7:03:17.506175264</meta:creation-date>
    <dc:date>2018-08-17T17:18:54.833596952</dc:date>
    <meta:editing-duration>PT15M38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3" meta:word-count="148" meta:character-count="848" meta:non-whitespace-character-count="708"/>
  </office:meta>
</office:document-meta>
</file>